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8">
      <style:drawing-page-properties draw:fill="bitmap" draw:fill-image-name="a8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9">
      <style:drawing-page-properties draw:fill="bitmap" draw:fill-image-name="a8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2">
      <style:drawing-page-properties draw:fill="bitmap" draw:fill-image-name="a7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8">
      <style:drawing-page-properties draw:fill="bitmap" draw:fill-image-name="a7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8">
      <style:drawing-page-properties draw:fill="bitmap" draw:fill-image-name="a7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bitmap" draw:fill-image-name="a7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0">
      <style:drawing-page-properties draw:fill="bitmap" draw:fill-image-name="a8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4">
      <style:drawing-page-properties draw:fill="bitmap" draw:fill-image-name="a7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1">
      <style:drawing-page-properties draw:fill="bitmap" draw:fill-image-name="a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8">
      <style:drawing-page-properties draw:fill="bitmap" draw:fill-image-name="a7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bitmap" draw:fill-image-name="a8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7">
      <style:drawing-page-properties draw:fill="bitmap" draw:fill-image-name="a7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708" draw:master-page-name="Master1-Layout1-title-Title-Slide" presentation:presentation-page-layout-name="Master1-PPL1" draw:id="Slide-256">
        <draw:frame draw:id="id207" presentation:style-name="a712" draw:name="Title 1" svg:x="3.80859in" svg:y="1.22743in" svg:width="7.85807in" svg:height="3.1671in" presentation:class="title" presentation:placeholder="false">
          <draw:text-box>
            <text:p text:style-name="a711" text:class-names="" text:cond-style-name=""><text:span text:style-name="a709" text:class-names="">Digital portfolio<text:s text:c="1"/></text:span><text:span text:style-name="a710" text:class-names=""/></text:p>
          </draw:text-box>
          <svg:title/>
          <svg:desc/>
        </draw:frame>
      </draw:page>
      <draw:page draw:name="Slide2" draw:style-name="a714" draw:master-page-name="Master1-Layout2-obj-Title-and-Content" presentation:presentation-page-layout-name="Master1-PPL2" draw:id="Slide-257">
        <draw:frame draw:id="id208" presentation:style-name="a718" draw:name="Title 1" svg:x="1.24826in" svg:y="0.67642in" svg:width="10.83333in" svg:height="1.61698in" presentation:class="title" presentation:placeholder="false">
          <draw:text-box>
            <text:p text:style-name="a717" text:class-names="" text:cond-style-name=""><text:span text:style-name="a715" text:class-names="">Digital portfolio<text:s text:c="1"/></text:span><text:span text:style-name="a716" text:class-names=""/></text:p>
          </draw:text-box>
          <svg:title/>
          <svg:desc/>
        </draw:frame>
        <draw:frame draw:id="id209" presentation:style-name="a735" draw:name="Content Placeholder 2" svg:x="1.24826in" svg:y="2.46007in" svg:width="10.50955in" svg:height="3.10634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STUDENT NAME. <text:s text:c="22"/>: MAHALAKSHMI.T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REGISTER NO AND NMID <text:s text:c="9"/>:2422k1583 AND asbru2422k1583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DEPARTMENT. <text:s text:c="26"/>: COMPUTER SCIENCE <text:s text:c="7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COLLEGE <text:s text:c="32"/>: KSG COLLEGE OF ARTS AND SCIENCE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1" text:class-names="">UNIVERSITY <text:s text:c="29"/>: BHARATHIAR UNIVERSITY<text:s text:c="1"/></text:span><text:span text:style-name="a732" text:class-names=""/></text:p>
              </text:list-item>
            </text:list>
          </draw:text-box>
          <svg:title/>
          <svg:desc/>
        </draw:frame>
      </draw:page>
      <draw:page draw:name="Slide3" draw:style-name="a737" draw:master-page-name="Master1-Layout2-obj-Title-and-Content" presentation:presentation-page-layout-name="Master1-PPL2" draw:id="Slide-258">
        <draw:frame draw:id="id210" presentation:style-name="a741" draw:name="Title 1" svg:x="3.51389in" svg:y="0.59829in" svg:width="10.83333in" svg:height="1.61698in" presentation:class="title" presentation:placeholder="false">
          <draw:text-box>
            <text:p text:style-name="a740" text:class-names="" text:cond-style-name=""><text:span text:style-name="a738" text:class-names="">STUDENT PORTFOLIO<text:s text:c="1"/></text:span><text:span text:style-name="a739" text:class-names=""/></text:p>
          </draw:text-box>
          <svg:title/>
          <svg:desc/>
        </draw:frame>
        <draw:frame draw:id="id211" presentation:style-name="a746" draw:name="Content Placeholder 2" svg:x="6.89004in" svg:y="2.60688in" svg:width="9.13345in" svg:height="0.6859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2" text:class-names="">USING FRONTEND DEVELOPMENT<text:s text:c="1"/></text:span><text:span text:style-name="a743" text:class-names=""/></text:p>
              </text:list-item>
            </text:list>
          </draw:text-box>
          <svg:title/>
          <svg:desc/>
        </draw:frame>
      </draw:page>
      <draw:page draw:name="Slide4" draw:style-name="a748" draw:master-page-name="Master1-Layout2-obj-Title-and-Content" presentation:presentation-page-layout-name="Master1-PPL2" draw:id="Slide-259">
        <draw:frame draw:id="id212" presentation:style-name="a752" draw:name="Title 1" svg:x="1.24826in" svg:y="0.67642in" svg:width="10.83333in" svg:height="1.61698in" presentation:class="title" presentation:placeholder="false">
          <draw:text-box>
            <text:p text:style-name="a751" text:class-names="" text:cond-style-name=""><text:span text:style-name="a749" text:class-names="">AGENDA</text:span><text:span text:style-name="a750" text:class-names=""/></text:p>
          </draw:text-box>
          <svg:title/>
          <svg:desc/>
        </draw:frame>
        <draw:frame draw:id="id213" presentation:style-name="a757" draw:name="Content Placeholder 2" svg:x="1.24826in" svg:y="2.46007in" svg:width="10.83333in" svg:height="3.87327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3" text:class-names="">1.Problem Statement
2.Project Overview
3. End Users
4. Tools and Technologies
5.Portfolio design and Layout
6. Features and Functionality
7.Results and Screenshots
8.Conclusion
9.Github Link</text:span><text:span text:style-name="a754" text:class-names=""/></text:p>
              </text:list-item>
            </text:list>
          </draw:text-box>
          <svg:title/>
          <svg:desc/>
        </draw:frame>
      </draw:page>
      <draw:page draw:name="Slide8" draw:style-name="a759" draw:master-page-name="Master1-Layout2-obj-Title-and-Content" presentation:presentation-page-layout-name="Master1-PPL2" draw:id="Slide-263">
        <draw:frame draw:id="id214" presentation:style-name="a763" draw:name="Title 1" svg:x="1.24826in" svg:y="0.67642in" svg:width="10.83333in" svg:height="1.61698in" presentation:class="title" presentation:placeholder="false">
          <draw:text-box>
            <text:p text:style-name="a762" text:class-names="" text:cond-style-name=""><text:span text:style-name="a760" text:class-names="">TOOLS AND TECHNOLOGIES<text:s text:c="1"/></text:span><text:span text:style-name="a761" text:class-names=""/></text:p>
          </draw:text-box>
          <svg:title/>
          <svg:desc/>
        </draw:frame>
        <draw:frame draw:id="id215" presentation:style-name="a776" draw:name="Content Placeholder 2" svg:x="1.24826in" svg:y="2.46007in" svg:width="10.83333in" svg:height="3.87327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64" text:class-names="">Tools and Technologies for Digital Portfolio
Website Builders
1. *WordPress*: A popular content management system (CMS) for creating and customizing websites.
2. *</text:span><text:span text:style-name="a765" text:class-names="">Wix</text:span><text:span text:style-name="a766" text:class-names="">*: A user-friendly website builder with drag-and-drop functionality.
3. *</text:span><text:span text:style-name="a767" text:class-names="">Weebly</text:span><text:span text:style-name="a768" text:class-names="">*: A website builder that offers drag-and-drop functionality and customizable templates.

Portfolio Platforms
1. *GitHub Pages*: A platform for hosting and showcasing projects, ideal for developers and coders.
2. *</text:span><text:span text:style-name="a769" text:class-names="">Behance</text:span><text:span text:style-name="a770" text:class-names="">*: A platform for creatives to showcase their work and projects.
3. *Format*: A platform for photographers and creatives to showcase their work.

Design and Development Tools
1. *Adobe Creative Cloud*: A suite of creative applications, including Photoshop, Illustrator, and InDesign.
2. *Sketch*: A digital design tool for user interface (UI) and user experience (UX) design.
3. *</text:span><text:span text:style-name="a771" text:class-names="">Figma</text:span><text:span text:style-name="a772" text:class-names="">*: A cloud-based design tool for UI</text:span><text:span text:style-name="a773" text:class-names=""/></text:p>
              </text:list-item>
            </text:list>
          </draw:text-box>
          <svg:title/>
          <svg:desc/>
        </draw:frame>
      </draw:page>
      <draw:page draw:name="Slide9" draw:style-name="a778" draw:master-page-name="Master1-Layout2-obj-Title-and-Content" presentation:presentation-page-layout-name="Master1-PPL2" draw:id="Slide-264">
        <draw:frame draw:id="id216" presentation:style-name="a782" draw:name="Title 1" svg:x="1.24826in" svg:y="0.67642in" svg:width="10.83333in" svg:height="1.61698in" presentation:class="title" presentation:placeholder="false">
          <draw:text-box>
            <text:p text:style-name="a781" text:class-names="" text:cond-style-name=""><text:span text:style-name="a779" text:class-names="">PORTFOLIO DESIGN AND LAYOUT<text:s text:c="1"/></text:span><text:span text:style-name="a780" text:class-names=""/></text:p>
          </draw:text-box>
          <svg:title/>
          <svg:desc/>
        </draw:frame>
        <draw:frame draw:id="id217" presentation:style-name="a790" draw:name="Content Placeholder 2" svg:x="1.24826in" svg:y="2.46007in" svg:width="10.83333in" svg:height="3.87327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3" text:class-names="">Portfolio Design and Layout for Digital Portfolio
Key Principles
1. *Simple and intuitive navigation*: Make it easy for visitors to find what they’re looking for.
2. *Clear and concise content*: Use clear headings, concise descriptions, and relevant images.
3. *Visual hierarchy*: Use size,<text:s text:c="1"/></text:span><text:span text:style-name="a784" text:class-names="">color</text:span><text:span text:style-name="a785" text:class-names="">, and typography to create a visual hierarchy that guides the visitor’s attention.
4. *Consistency*: Use a consistent design language throughout the portfolio.
1. *Grid-based layout*: Use a grid to organize content and create a sense of structure.
2. *Whitespace*: Use whitespace effectively to create a clean and uncluttered design.
3. *Imagery*: Use high-quality images that showcase your work and are relevant to your content.
4. *Typography*: Choose typography that’s legible and consistent with your<text:s text:c="1"/></text:span><text:span text:style-name="a786" text:class-names="">br</text:span><text:span text:style-name="a787" text:class-names=""/></text:p>
              </text:list-item>
            </text:list>
          </draw:text-box>
          <svg:title/>
          <svg:desc/>
        </draw:frame>
      </draw:page>
      <draw:page draw:name="Slide5" draw:style-name="a792" draw:master-page-name="Master1-Layout2-obj-Title-and-Content" presentation:presentation-page-layout-name="Master1-PPL2" draw:id="Slide-260">
        <draw:frame draw:id="id218" presentation:style-name="a796" draw:name="Title 1" svg:x="1.24826in" svg:y="0.67642in" svg:width="10.83333in" svg:height="1.61698in" presentation:class="title" presentation:placeholder="false">
          <draw:text-box>
            <text:p text:style-name="a795" text:class-names="" text:cond-style-name=""><text:span text:style-name="a793" text:class-names="">PROBLEM STATEMENT<text:s text:c="1"/></text:span><text:span text:style-name="a794" text:class-names=""/></text:p>
          </draw:text-box>
          <svg:title/>
          <svg:desc/>
        </draw:frame>
        <draw:frame draw:id="id219" presentation:style-name="a806" draw:name="Content Placeholder 2" svg:x="0.85764in" svg:y="2.2934in" svg:width="10.83333in" svg:height="3.87327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797" text:class-names="">Here’s a potential problem statement for a digital<text:s text:c="1"/></text:span><text:span text:style-name="a798" text:class-names="">portfoli</text:span><text:span text:style-name="a799" text:class-names="">
Create a digital portfolio that effectively showcases my skills, experience, and accomplishments in a clear, concise, and visually appealing manner, while also demonstrating my ability to adapt to different digital platforms and technologies.
- *Showcase skills and experience*: Highlight relevant skills, certifications, and experiences.
- *Demonstrate adaptability*: Showcase ability to work with different digital tools and platforms.
- *Visually appealing*: Create an engaging and user-friendly<text:s text:c="1"/></text:span><text:span text:style-name="a800" text:class-names="">interfa</text:span><text:span text:style-name="a801" text:class-names="">
- *Potential employers*: Showcase skills and experience to potential employers.
- *Clients*: Demonstrate expertise and capabilities to potential<text:s text:c="1"/></text:span><text:span text:style-name="a802" text:class-names="">clien</text:span><text:span text:style-name="a803" text:class-names=""/></text:p>
              </text:list-item>
            </text:list>
          </draw:text-box>
          <svg:title/>
          <svg:desc/>
        </draw:frame>
      </draw:page>
      <draw:page draw:name="Slide6" draw:style-name="a808" draw:master-page-name="Master1-Layout2-obj-Title-and-Content" presentation:presentation-page-layout-name="Master1-PPL2" draw:id="Slide-261">
        <draw:frame draw:id="id220" presentation:style-name="a812" draw:name="Title 1" svg:x="1.24826in" svg:y="0.67642in" svg:width="10.83333in" svg:height="1.61698in" presentation:class="title" presentation:placeholder="false">
          <draw:text-box>
            <text:p text:style-name="a811" text:class-names="" text:cond-style-name=""><text:span text:style-name="a809" text:class-names="">PROJECT OVERVIEW<text:s text:c="1"/></text:span><text:span text:style-name="a810" text:class-names=""/></text:p>
          </draw:text-box>
          <svg:title/>
          <svg:desc/>
        </draw:frame>
        <draw:frame draw:id="id221" presentation:style-name="a818" draw:name="Content Placeholder 2" svg:x="1.24826in" svg:y="2.46007in" svg:width="10.83333in" svg:height="3.87327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3" text:class-names="">Project Overview: Digital Portfolio
Project Description
Create a digital portfolio that showcases my skills, experience, and accomplishments in a clear, concise, and visually appealing manner. The portfolio will demonstrate my ability to adapt to different digital platforms and technologies, while also highlighting my expertise and capabilities.
1. *Showcase skills and experience*: Highlight relevant skills, certifications, and experiences.
2. *Demonstrate adaptability*: Showcase ability to work with different digital tools and platforms.
3. *Visually appealing*: Create an engaging and user-friendly interface.
1. *Potential employers*: Showcase skills and experience to potential employers.
2. *Clients*: Demonstrate expertise and capabilities to potential clients
Adapt to different screen sizes and devices.
 Simple and intuitive navigation.
 Clear and concise content that effectively communicates<text:s text:c="1"/></text:span><text:span text:style-name="a814" text:class-names="">sk</text:span><text:span text:style-name="a815" text:class-names=""/></text:p>
              </text:list-item>
            </text:list>
          </draw:text-box>
          <svg:title/>
          <svg:desc/>
        </draw:frame>
      </draw:page>
      <draw:page draw:name="Slide7" draw:style-name="a820" draw:master-page-name="Master1-Layout2-obj-Title-and-Content" presentation:presentation-page-layout-name="Master1-PPL2" draw:id="Slide-262">
        <draw:frame draw:id="id222" presentation:style-name="a824" draw:name="Title 1" svg:x="1.24826in" svg:y="0.67642in" svg:width="10.83333in" svg:height="1.61698in" presentation:class="title" presentation:placeholder="false">
          <draw:text-box>
            <text:p text:style-name="a823" text:class-names="" text:cond-style-name=""><text:span text:style-name="a821" text:class-names="">END USERS<text:s text:c="1"/></text:span><text:span text:style-name="a822" text:class-names=""/></text:p>
          </draw:text-box>
          <svg:title/>
          <svg:desc/>
        </draw:frame>
        <draw:frame draw:id="id223" presentation:style-name="a829" draw:name="Content Placeholder 2" svg:x="0.91375in" svg:y="1.98891in" svg:width="10.83333in" svg:height="5.22148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5" text:class-names="">The end-users for a digital portfolio can include:

Potential End-Users
1. *Potential employers*: Hiring managers, recruiters, or HR personnel who want to assess a candidate’s skills and experience.
2. *Clients*: Potential clients who want to evaluate a professional’s expertise and capabilities.
3. *Colleagues and peers*: Colleagues and peers who want to learn from or collaborate with the portfolio owner.
4. *Mentors or coaches*: Mentors or coaches who want to track progress and provide feedback.
5. *Industry evaluators*: Industry evaluators or assessors who want to evaluate a professional’s skills and experience.

User Needs
1. *Easy navigation*: Users want to easily find and access the information they need.
2. *Clear content*: Users want clear and concise content that effectively communicates the portfolio owner’s skills and experience.
3. *Visual appeal*: Users want a visually appealing and engaging interface.
4. *Up-to-date information*: Users want to see current and relevant information.

User Goals
1. *Assess skills and experience*: Evaluate the portfolio owner’s skills, experience, and capabilities.
2. *Find relevant projects*: Identify relevant projects and experiences that demonstrate the portfolio owner’s expertise.
3. *Get in touch*: Easily contact the portfolio owner for potential collaborations or opportunities.

By understanding the end-users and their needs, you can design a digital portfolio that effectively communicates your skills and experience.</text:span><text:span text:style-name="a826" text:class-names=""/></text:p>
              </text:list-item>
            </text:list>
          </draw:text-box>
          <svg:title/>
          <svg:desc/>
        </draw:frame>
      </draw:page>
      <draw:page draw:name="Slide10" draw:style-name="a831" draw:master-page-name="Master1-Layout2-obj-Title-and-Content" presentation:presentation-page-layout-name="Master1-PPL2" draw:id="Slide-265">
        <draw:frame draw:id="id224" presentation:style-name="a835" draw:name="Title 1" svg:x="1.24826in" svg:y="0.67642in" svg:width="10.83333in" svg:height="1.61698in" presentation:class="title" presentation:placeholder="false">
          <draw:text-box>
            <text:p text:style-name="a834" text:class-names="" text:cond-style-name=""><text:span text:style-name="a832" text:class-names="">FEATURES AND TECHNOLOGY<text:s text:c="1"/></text:span><text:span text:style-name="a833" text:class-names=""/></text:p>
          </draw:text-box>
          <svg:title/>
          <svg:desc/>
        </draw:frame>
        <draw:frame draw:id="id225" presentation:style-name="a846" draw:name="Content Placeholder 2" svg:x="1.24826in" svg:y="2.46007in" svg:width="10.83333in" svg:height="3.87327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36" text:class-names="">Features and Technology for Digital Portfolio
Key Features
1. *Project showcases*: Showcase of completed projects with descriptions, images, and links.
2. *Responsive design*: Adapt to different screen sizes and devices.
3. *Easy navigation*: Simple and intuitive navigation.
4. *Clear content*: Clear and concise content that effectively communicates skills and experience.
5. *Contact information*: Easy access to contact information.

Technology Features
1. *Content management system (CMS)*: Platforms like WordPress or<text:s text:c="1"/></text:span><text:span text:style-name="a837" text:class-names="">Wix</text:span><text:span text:style-name="a838" text:class-names=""><text:s text:c="1"/>that allow users to create, manage, and modify content.
2. *Static site generators*: Tools like Jekyll or Hugo that generate static websites from Markdown files.
3. *Web hosting services*: Services like<text:s text:c="1"/></text:span><text:span text:style-name="a839" text:class-names="">Bluehost</text:span><text:span text:style-name="a840" text:class-names=""><text:s text:c="1"/>or<text:s text:c="1"/></text:span><text:span text:style-name="a841" text:class-names="">SiteGround</text:span><text:span text:style-name="a842" text:class-names=""><text:s text:c="1"/>that provide storage and bandwidth for websites</text:span><text:span text:style-name="a843" text:class-names=""/></text:p>
              </text:list-item>
            </text:list>
          </draw:text-box>
          <svg:title/>
          <svg:desc/>
        </draw:frame>
      </draw:page>
      <draw:page draw:name="Slide11" draw:style-name="a848" draw:master-page-name="Master1-Layout2-obj-Title-and-Content" presentation:presentation-page-layout-name="Master1-PPL2" draw:id="Slide-266">
        <draw:frame draw:id="id226" presentation:style-name="a852" draw:name="Title 1" svg:x="1.24826in" svg:y="0.67642in" svg:width="10.83333in" svg:height="1.61698in" presentation:class="title" presentation:placeholder="false">
          <draw:text-box>
            <text:p text:style-name="a851" text:class-names="" text:cond-style-name=""><text:span text:style-name="a849" text:class-names="">RESULTS AND SCREENSHOTS</text:span><text:span text:style-name="a850" text:class-names=""/></text:p>
          </draw:text-box>
          <svg:title/>
          <svg:desc/>
        </draw:frame>
        <draw:frame draw:id="id227" presentation:style-name="a857" draw:name="Content Placeholder 2" svg:x="1.24826in" svg:y="2.46007in" svg:width="10.83333in" svg:height="3.87327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3" text:class-names="">Results and Screenshot for Digital Portfolio
Expected Results
1. *Increased visibility*: Showcase skills and experience to a wider audience.
2. *Improved credibility*: Demonstrate expertise and capabilities to potential employers or clients.
3. *Enhanced networking opportunities*: Make it easy for others to find and connect with you.

Screenshot Examples
1. *Homepage*: A screenshot of the homepage showcasing your best work.
2. *Project page*: A screenshot of a project page with descriptions, images, and links.
3. *About page*: A screenshot of the about page sharing your story, skills, and experience.

Key Elements to Include
1. *Clear headings*: Use clear headings to organize content and guide the visitor’s attention.
2. *High-quality images*: Use high-quality images that showcase your work and are relevant to your content.
3. *Concise descriptions*: Use concise descriptions to provide context and explain your work.
4. *Call-to-action*: Include a call-to-action to encourage visitors to get in touch or learn more</text:span><text:span text:style-name="a854" text:class-names=""/></text:p>
              </text:list-item>
            </text:list>
          </draw:text-box>
          <svg:title/>
          <svg:desc/>
        </draw:frame>
      </draw:page>
      <draw:page draw:name="Slide12" draw:style-name="a859" draw:master-page-name="Master1-Layout2-obj-Title-and-Content" presentation:presentation-page-layout-name="Master1-PPL2" draw:id="Slide-267">
        <draw:frame draw:id="id228" presentation:style-name="a863" draw:name="Title 1" svg:x="1.24826in" svg:y="0.67642in" svg:width="10.83333in" svg:height="1.61698in" presentation:class="title" presentation:placeholder="false">
          <draw:text-box>
            <text:p text:style-name="a862" text:class-names="" text:cond-style-name=""><text:span text:style-name="a860" text:class-names="">CONGRATULATIONS<text:s text:c="1"/></text:span><text:span text:style-name="a861" text:class-names=""/></text:p>
          </draw:text-box>
          <svg:title/>
          <svg:desc/>
        </draw:frame>
        <draw:frame draw:id="id229" presentation:style-name="a869" draw:name="Content Placeholder 2" svg:x="1.24826in" svg:y="2.46007in" svg:width="10.83333in" svg:height="3.87327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4" text:class-names="">Conclusion
In conclusion, a digital portfolio is an essential tool for anyone looking to showcase their skills, experience, and accomplishments. By leveraging the right tools, technologies, and design principles, you can create a digital portfolio that effectively communicates your value and helps you achieve your goals.

Final Thoughts
1. *Showcase your best work*: Highlight your most relevant and impressive projects and experiences.
2. *Keep it fresh*: Regularly update your digital portfolio with new projects and experiences.
3. *Make it easy to find*: Ensure that your digital portfolio is easily accessible and discoverable.

</text:span><text:span text:style-name="a865" text:class-names="">By creating a strong digital portfolio, you can increase your online presence, build your professional brand, and open up new opportunities for career advancement and growth.</text:span><text:span text:style-name="a8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9acd4c" draw:opacity="100%" draw:stroke="solid" svg:stroke-width="0.01736in" svg:stroke-color="#3e551b" svg:stroke-opacity="100%" svg:stroke-linecap="butt"/>
    </style:default-style>
    <draw:gradient draw:name="a60" draw:style="linear" draw:angle="0" draw:start-color="#82ffff" draw:end-color="#3d97de" draw:start-intensity="100%" draw:end-intensity="100%"/>
    <draw:gradient draw:name="a161" draw:style="linear" draw:angle="0" draw:start-color="#82ffff" draw:end-color="#3d97de" draw:start-intensity="100%" draw:end-intensity="100%"/>
    <draw:gradient draw:name="a62" draw:style="linear" draw:angle="0" draw:start-color="#82ffff" draw:end-color="#3d97de" draw:start-intensity="100%" draw:end-intensity="100%"/>
    <draw:gradient draw:name="a163" draw:style="linear" draw:angle="0" draw:start-color="#82ffff" draw:end-color="#3d97de" draw:start-intensity="100%" draw:end-intensity="100%"/>
    <draw:gradient draw:name="a64" draw:style="linear" draw:angle="0" draw:start-color="#82ffff" draw:end-color="#3d97de" draw:start-intensity="100%" draw:end-intensity="100%"/>
    <draw:gradient draw:name="a165" draw:style="linear" draw:angle="0" draw:start-color="#82ffff" draw:end-color="#3d97de" draw:start-intensity="100%" draw:end-intensity="100%"/>
    <draw:gradient draw:name="a66" draw:style="linear" draw:angle="0" draw:start-color="#82ffff" draw:end-color="#3d97de" draw:start-intensity="100%" draw:end-intensity="100%"/>
    <draw:gradient draw:name="a167" draw:style="linear" draw:angle="0" draw:start-color="#82ffff" draw:end-color="#3d97de" draw:start-intensity="100%" draw:end-intensity="100%"/>
    <draw:gradient draw:name="a68" draw:style="linear" draw:angle="0" draw:start-color="#82ffff" draw:end-color="#3d97de" draw:start-intensity="100%" draw:end-intensity="100%"/>
    <draw:gradient draw:name="a169" draw:style="linear" draw:angle="0" draw:start-color="#82ffff" draw:end-color="#3d97de" draw:start-intensity="100%" draw:end-intensity="100%"/>
    <draw:gradient draw:name="a131" draw:style="linear" draw:angle="0" draw:start-color="#82ffff" draw:end-color="#3d97de" draw:start-intensity="100%" draw:end-intensity="100%"/>
    <draw:gradient draw:name="a32" draw:style="linear" draw:angle="0" draw:start-color="#82ffff" draw:end-color="#3d97de" draw:start-intensity="80%" draw:end-intensity="60%"/>
    <draw:gradient draw:name="a133" draw:style="linear" draw:angle="0" draw:start-color="#82ffff" draw:end-color="#3d97de" draw:start-intensity="100%" draw:end-intensity="100%"/>
    <draw:gradient draw:name="a34" draw:style="linear" draw:angle="0" draw:start-color="#82ffff" draw:end-color="#3d97de" draw:start-intensity="80%" draw:end-intensity="60%"/>
    <draw:gradient draw:name="a135" draw:style="linear" draw:angle="0" draw:start-color="#82ffff" draw:end-color="#3d97de" draw:start-intensity="100%" draw:end-intensity="100%"/>
    <draw:gradient draw:name="a36" draw:style="linear" draw:angle="0" draw:start-color="#82ffff" draw:end-color="#3d97de" draw:start-intensity="80%" draw:end-intensity="60%"/>
    <draw:gradient draw:name="a137" draw:style="linear" draw:angle="0" draw:start-color="#82ffff" draw:end-color="#3d97de" draw:start-intensity="100%" draw:end-intensity="100%"/>
    <draw:gradient draw:name="a211" draw:style="linear" draw:angle="0" draw:start-color="#82ffff" draw:end-color="#3d97de" draw:start-intensity="100%" draw:end-intensity="100%"/>
    <draw:gradient draw:name="a38" draw:style="linear" draw:angle="0" draw:start-color="#82ffff" draw:end-color="#3d97de" draw:start-intensity="80%" draw:end-intensity="60%"/>
    <draw:gradient draw:name="a139" draw:style="linear" draw:angle="0" draw:start-color="#82ffff" draw:end-color="#3d97de" draw:start-intensity="100%" draw:end-intensity="100%"/>
    <draw:gradient draw:name="a213" draw:style="linear" draw:angle="0" draw:start-color="#82ffff" draw:end-color="#3d97de" draw:start-intensity="100%" draw:end-intensity="100%"/>
    <draw:gradient draw:name="a215" draw:style="linear" draw:angle="0" draw:start-color="#82ffff" draw:end-color="#3d97de" draw:start-intensity="100%" draw:end-intensity="100%"/>
    <draw:gradient draw:name="a217" draw:style="linear" draw:angle="0" draw:start-color="#82ffff" draw:end-color="#3d97de" draw:start-intensity="100%" draw:end-intensity="100%"/>
    <draw:gradient draw:name="a100" draw:style="linear" draw:angle="0" draw:start-color="#82ffff" draw:end-color="#3d97de" draw:start-intensity="100%" draw:end-intensity="100%"/>
    <draw:gradient draw:name="a219" draw:style="linear" draw:angle="0" draw:start-color="#82ffff" draw:end-color="#3d97de" draw:start-intensity="100%" draw:end-intensity="100%"/>
    <draw:gradient draw:name="a102" draw:style="linear" draw:angle="0" draw:start-color="#82ffff" draw:end-color="#3d97de" draw:start-intensity="100%" draw:end-intensity="100%"/>
    <draw:gradient draw:name="a104" draw:style="linear" draw:angle="0" draw:start-color="#82ffff" draw:end-color="#3d97de" draw:start-intensity="100%" draw:end-intensity="100%"/>
    <draw:gradient draw:name="a171" draw:style="linear" draw:angle="0" draw:start-color="#82ffff" draw:end-color="#3d97de" draw:start-intensity="100%" draw:end-intensity="100%"/>
    <draw:gradient draw:name="a70" draw:style="linear" draw:angle="0" draw:start-color="#82ffff" draw:end-color="#3d97de" draw:start-intensity="100%" draw:end-intensity="100%"/>
    <draw:gradient draw:name="a173" draw:style="linear" draw:angle="0" draw:start-color="#82ffff" draw:end-color="#3d97de" draw:start-intensity="100%" draw:end-intensity="100%"/>
    <draw:gradient draw:name="a72" draw:style="linear" draw:angle="0" draw:start-color="#82ffff" draw:end-color="#3d97de" draw:start-intensity="100%" draw:end-intensity="100%"/>
    <draw:gradient draw:name="a175" draw:style="linear" draw:angle="0" draw:start-color="#82ffff" draw:end-color="#3d97de" draw:start-intensity="100%" draw:end-intensity="100%"/>
    <draw:gradient draw:name="a74" draw:style="linear" draw:angle="0" draw:start-color="#82ffff" draw:end-color="#3d97de" draw:start-intensity="100%" draw:end-intensity="100%"/>
    <draw:gradient draw:name="a177" draw:style="linear" draw:angle="0" draw:start-color="#82ffff" draw:end-color="#3d97de" draw:start-intensity="100%" draw:end-intensity="100%"/>
    <draw:gradient draw:name="a76" draw:style="linear" draw:angle="0" draw:start-color="#82ffff" draw:end-color="#3d97de" draw:start-intensity="100%" draw:end-intensity="100%"/>
    <draw:gradient draw:name="a179" draw:style="linear" draw:angle="0" draw:start-color="#82ffff" draw:end-color="#3d97de" draw:start-intensity="100%" draw:end-intensity="100%"/>
    <draw:gradient draw:name="a78" draw:style="linear" draw:angle="0" draw:start-color="#82ffff" draw:end-color="#3d97de" draw:start-intensity="100%" draw:end-intensity="100%"/>
    <draw:gradient draw:name="a40" draw:style="linear" draw:angle="0" draw:start-color="#82ffff" draw:end-color="#3d97de" draw:start-intensity="80%" draw:end-intensity="60%"/>
    <draw:gradient draw:name="a141" draw:style="linear" draw:angle="0" draw:start-color="#82ffff" draw:end-color="#3d97de" draw:start-intensity="100%" draw:end-intensity="100%"/>
    <draw:gradient draw:name="a143" draw:style="linear" draw:angle="0" draw:start-color="#82ffff" draw:end-color="#3d97de" draw:start-intensity="100%" draw:end-intensity="100%"/>
    <draw:gradient draw:name="a42" draw:style="linear" draw:angle="0" draw:start-color="#82ffff" draw:end-color="#3d97de" draw:start-intensity="80%" draw:end-intensity="60%"/>
    <draw:gradient draw:name="a145" draw:style="linear" draw:angle="0" draw:start-color="#82ffff" draw:end-color="#3d97de" draw:start-intensity="100%" draw:end-intensity="100%"/>
    <draw:gradient draw:name="a44" draw:style="linear" draw:angle="0" draw:start-color="#82ffff" draw:end-color="#3d97de" draw:start-intensity="80%" draw:end-intensity="60%"/>
    <draw:gradient draw:name="a147" draw:style="linear" draw:angle="0" draw:start-color="#82ffff" draw:end-color="#3d97de" draw:start-intensity="100%" draw:end-intensity="100%"/>
    <draw:gradient draw:name="a221" draw:style="linear" draw:angle="0" draw:start-color="#82ffff" draw:end-color="#3d97de" draw:start-intensity="100%" draw:end-intensity="100%"/>
    <draw:gradient draw:name="a46" draw:style="linear" draw:angle="0" draw:start-color="#82ffff" draw:end-color="#3d97de" draw:start-intensity="80%" draw:end-intensity="60%"/>
    <draw:gradient draw:name="a149" draw:style="linear" draw:angle="0" draw:start-color="#82ffff" draw:end-color="#3d97de" draw:start-intensity="100%" draw:end-intensity="100%"/>
    <draw:gradient draw:name="a223" draw:style="linear" draw:angle="0" draw:start-color="#82ffff" draw:end-color="#3d97de" draw:start-intensity="100%" draw:end-intensity="100%"/>
    <draw:gradient draw:name="a48" draw:style="linear" draw:angle="0" draw:start-color="#82ffff" draw:end-color="#3d97de" draw:start-intensity="80%" draw:end-intensity="60%"/>
    <draw:gradient draw:name="a225" draw:style="linear" draw:angle="0" draw:start-color="#82ffff" draw:end-color="#3d97de" draw:start-intensity="100%" draw:end-intensity="100%"/>
    <draw:gradient draw:name="a227" draw:style="linear" draw:angle="0" draw:start-color="#82ffff" draw:end-color="#3d97de" draw:start-intensity="100%" draw:end-intensity="100%"/>
    <draw:gradient draw:name="a229" draw:style="linear" draw:angle="0" draw:start-color="#82ffff" draw:end-color="#3d97de" draw:start-intensity="100%" draw:end-intensity="100%"/>
    <draw:gradient draw:name="a80" draw:style="linear" draw:angle="0" draw:start-color="#82ffff" draw:end-color="#3d97de" draw:start-intensity="100%" draw:end-intensity="100%"/>
    <draw:gradient draw:name="a181" draw:style="linear" draw:angle="0" draw:start-color="#82ffff" draw:end-color="#3d97de" draw:start-intensity="100%" draw:end-intensity="100%"/>
    <draw:gradient draw:name="a82" draw:style="linear" draw:angle="0" draw:start-color="#82ffff" draw:end-color="#3d97de" draw:start-intensity="100%" draw:end-intensity="100%"/>
    <draw:gradient draw:name="a183" draw:style="linear" draw:angle="0" draw:start-color="#82ffff" draw:end-color="#3d97de" draw:start-intensity="100%" draw:end-intensity="100%"/>
    <draw:gradient draw:name="a84" draw:style="linear" draw:angle="0" draw:start-color="#82ffff" draw:end-color="#3d97de" draw:start-intensity="100%" draw:end-intensity="100%"/>
    <draw:gradient draw:name="a185" draw:style="linear" draw:angle="0" draw:start-color="#82ffff" draw:end-color="#3d97de" draw:start-intensity="100%" draw:end-intensity="100%"/>
    <draw:gradient draw:name="a86" draw:style="linear" draw:angle="0" draw:start-color="#82ffff" draw:end-color="#3d97de" draw:start-intensity="100%" draw:end-intensity="100%"/>
    <draw:gradient draw:name="a187" draw:style="linear" draw:angle="0" draw:start-color="#82ffff" draw:end-color="#3d97de" draw:start-intensity="100%" draw:end-intensity="100%"/>
    <draw:gradient draw:name="a88" draw:style="linear" draw:angle="0" draw:start-color="#82ffff" draw:end-color="#3d97de" draw:start-intensity="100%" draw:end-intensity="100%"/>
    <draw:gradient draw:name="a189" draw:style="linear" draw:angle="0" draw:start-color="#82ffff" draw:end-color="#3d97de" draw:start-intensity="100%" draw:end-intensity="100%"/>
    <draw:gradient draw:name="a151" draw:style="linear" draw:angle="0" draw:start-color="#82ffff" draw:end-color="#3d97de" draw:start-intensity="100%" draw:end-intensity="100%"/>
    <draw:gradient draw:name="a50" draw:style="linear" draw:angle="0" draw:start-color="#82ffff" draw:end-color="#3d97de" draw:start-intensity="80%" draw:end-intensity="60%"/>
    <draw:gradient draw:name="a153" draw:style="linear" draw:angle="0" draw:start-color="#82ffff" draw:end-color="#3d97de" draw:start-intensity="100%" draw:end-intensity="100%"/>
    <draw:gradient draw:name="a52" draw:style="linear" draw:angle="0" draw:start-color="#82ffff" draw:end-color="#3d97de" draw:start-intensity="100%" draw:end-intensity="100%"/>
    <draw:gradient draw:name="a155" draw:style="linear" draw:angle="0" draw:start-color="#82ffff" draw:end-color="#3d97de" draw:start-intensity="100%" draw:end-intensity="100%"/>
    <draw:gradient draw:name="a54" draw:style="linear" draw:angle="0" draw:start-color="#82ffff" draw:end-color="#3d97de" draw:start-intensity="100%" draw:end-intensity="100%"/>
    <draw:gradient draw:name="a157" draw:style="linear" draw:angle="0" draw:start-color="#82ffff" draw:end-color="#3d97de" draw:start-intensity="100%" draw:end-intensity="100%"/>
    <draw:gradient draw:name="a231" draw:style="linear" draw:angle="0" draw:start-color="#82ffff" draw:end-color="#3d97de" draw:start-intensity="100%" draw:end-intensity="100%"/>
    <draw:gradient draw:name="a56" draw:style="linear" draw:angle="0" draw:start-color="#82ffff" draw:end-color="#3d97de" draw:start-intensity="100%" draw:end-intensity="100%"/>
    <draw:gradient draw:name="a159" draw:style="linear" draw:angle="0" draw:start-color="#82ffff" draw:end-color="#3d97de" draw:start-intensity="100%" draw:end-intensity="100%"/>
    <draw:gradient draw:name="a58" draw:style="linear" draw:angle="0" draw:start-color="#82ffff" draw:end-color="#3d97de" draw:start-intensity="100%" draw:end-intensity="100%"/>
    <draw:gradient draw:name="a125" draw:style="linear" draw:angle="0" draw:start-color="#82ffff" draw:end-color="#3d97de" draw:start-intensity="100%" draw:end-intensity="100%"/>
    <draw:gradient draw:name="a191" draw:style="linear" draw:angle="0" draw:start-color="#82ffff" draw:end-color="#3d97de" draw:start-intensity="100%" draw:end-intensity="100%"/>
    <draw:gradient draw:name="a90" draw:style="linear" draw:angle="0" draw:start-color="#82ffff" draw:end-color="#3d97de" draw:start-intensity="100%" draw:end-intensity="100%"/>
    <draw:gradient draw:name="a201" draw:style="linear" draw:angle="0" draw:start-color="#82ffff" draw:end-color="#3d97de" draw:start-intensity="100%" draw:end-intensity="100%"/>
    <draw:gradient draw:name="a127" draw:style="linear" draw:angle="0" draw:start-color="#82ffff" draw:end-color="#3d97de" draw:start-intensity="100%" draw:end-intensity="100%"/>
    <draw:gradient draw:name="a193" draw:style="linear" draw:angle="0" draw:start-color="#82ffff" draw:end-color="#3d97de" draw:start-intensity="100%" draw:end-intensity="100%"/>
    <draw:gradient draw:name="a92" draw:style="linear" draw:angle="0" draw:start-color="#82ffff" draw:end-color="#3d97de" draw:start-intensity="100%" draw:end-intensity="100%"/>
    <draw:gradient draw:name="a203" draw:style="linear" draw:angle="0" draw:start-color="#82ffff" draw:end-color="#3d97de" draw:start-intensity="100%" draw:end-intensity="100%"/>
    <draw:gradient draw:name="a129" draw:style="linear" draw:angle="0" draw:start-color="#82ffff" draw:end-color="#3d97de" draw:start-intensity="100%" draw:end-intensity="100%"/>
    <draw:gradient draw:name="a195" draw:style="linear" draw:angle="0" draw:start-color="#82ffff" draw:end-color="#3d97de" draw:start-intensity="100%" draw:end-intensity="100%"/>
    <draw:gradient draw:name="a94" draw:style="linear" draw:angle="0" draw:start-color="#82ffff" draw:end-color="#3d97de" draw:start-intensity="100%" draw:end-intensity="100%"/>
    <draw:gradient draw:name="a205" draw:style="linear" draw:angle="0" draw:start-color="#82ffff" draw:end-color="#3d97de" draw:start-intensity="100%" draw:end-intensity="100%"/>
    <draw:gradient draw:name="a197" draw:style="linear" draw:angle="0" draw:start-color="#82ffff" draw:end-color="#3d97de" draw:start-intensity="100%" draw:end-intensity="100%"/>
    <draw:gradient draw:name="a96" draw:style="linear" draw:angle="0" draw:start-color="#82ffff" draw:end-color="#3d97de" draw:start-intensity="100%" draw:end-intensity="100%"/>
    <draw:gradient draw:name="a207" draw:style="linear" draw:angle="0" draw:start-color="#82ffff" draw:end-color="#3d97de" draw:start-intensity="100%" draw:end-intensity="100%"/>
    <draw:gradient draw:name="a199" draw:style="linear" draw:angle="0" draw:start-color="#82ffff" draw:end-color="#3d97de" draw:start-intensity="100%" draw:end-intensity="100%"/>
    <draw:gradient draw:name="a98" draw:style="linear" draw:angle="0" draw:start-color="#82ffff" draw:end-color="#3d97de" draw:start-intensity="100%" draw:end-intensity="100%"/>
    <draw:gradient draw:name="a209" draw:style="linear" draw:angle="0" draw:start-color="#82ffff" draw:end-color="#3d97de" draw:start-intensity="100%" draw:end-intensity="100%"/>
    <draw:fill-image draw:name="a491" xlink:href="media/image1.png" xlink:show="embed" xlink:actuate="onLoad"/>
    <draw:fill-image draw:name="a385" xlink:href="media/image1.png" xlink:show="embed" xlink:actuate="onLoad"/>
    <draw:fill-image draw:name="a330" xlink:href="media/image1.png" xlink:show="embed" xlink:actuate="onLoad"/>
    <draw:fill-image draw:name="a400" xlink:href="media/image1.png" xlink:show="embed" xlink:actuate="onLoad"/>
    <draw:fill-image draw:name="a758" xlink:href="media/image1.png" xlink:show="embed" xlink:actuate="onLoad"/>
    <draw:fill-image draw:name="a264" xlink:href="media/image1.png" xlink:show="embed" xlink:actuate="onLoad"/>
    <draw:fill-image draw:name="a510" xlink:href="media/image1.png" xlink:show="embed" xlink:actuate="onLoad"/>
    <draw:fill-image draw:name="a707" xlink:href="media/image1.png" xlink:show="embed" xlink:actuate="onLoad"/>
    <draw:fill-image draw:name="a106" xlink:href="media/image1.png" xlink:show="embed" xlink:actuate="onLoad"/>
    <draw:fill-image draw:name="a676" xlink:href="media/image1.png" xlink:show="embed" xlink:actuate="onLoad"/>
    <draw:fill-image draw:name="a747" xlink:href="media/image1.png" xlink:show="embed" xlink:actuate="onLoad"/>
    <draw:fill-image draw:name="a447" xlink:href="media/image1.png" xlink:show="embed" xlink:actuate="onLoad"/>
    <draw:fill-image draw:name="a819" xlink:href="media/image1.png" xlink:show="embed" xlink:actuate="onLoad"/>
    <draw:fill-image draw:name="a858" xlink:href="media/image1.png" xlink:show="embed" xlink:actuate="onLoad"/>
    <draw:fill-image draw:name="a558" xlink:href="media/image1.png" xlink:show="embed" xlink:actuate="onLoad"/>
    <draw:fill-image draw:name="a597" xlink:href="media/image1.png" xlink:show="embed" xlink:actuate="onLoad"/>
    <draw:fill-image draw:name="a736" xlink:href="media/image1.png" xlink:show="embed" xlink:actuate="onLoad"/>
    <draw:fill-image draw:name="a807" xlink:href="media/image1.png" xlink:show="embed" xlink:actuate="onLoad"/>
    <draw:fill-image draw:name="a0" xlink:href="media/image1.png" xlink:show="embed" xlink:actuate="onLoad"/>
    <draw:fill-image draw:name="a777" xlink:href="media/image1.png" xlink:show="embed" xlink:actuate="onLoad"/>
    <draw:fill-image draw:name="a847" xlink:href="media/image1.png" xlink:show="embed" xlink:actuate="onLoad"/>
    <draw:fill-image draw:name="a283" xlink:href="media/image1.png" xlink:show="embed" xlink:actuate="onLoad"/>
    <draw:fill-image draw:name="a830" xlink:href="media/image1.png" xlink:show="embed" xlink:actuate="onLoad"/>
    <draw:fill-image draw:name="a233" xlink:href="media/image1.png" xlink:show="embed" xlink:actuate="onLoad"/>
    <draw:fill-image draw:name="a469" xlink:href="media/image1.png" xlink:show="embed" xlink:actuate="onLoad"/>
    <draw:fill-image draw:name="a713" xlink:href="media/image1.png" xlink:show="embed" xlink:actuate="onLoad"/>
    <draw:fill-image draw:name="a412" xlink:href="media/image1.png" xlink:show="embed" xlink:actuate="onLoad"/>
    <draw:fill-image draw:name="a539" xlink:href="media/image1.png" xlink:show="embed" xlink:actuate="onLoad"/>
    <draw:fill-image draw:name="a645" xlink:href="media/image1.png" xlink:show="embed" xlink:actuate="onLoad"/>
    <draw:fill-image draw:name="a791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75">
      <style:graphic-properties draw:fill="gradient" draw:fill-gradient-name="a74" draw:stroke="solid" svg:stroke-width="0.00002in" svg:stroke-color="#ffffff" svg:stroke-opacity="100%" draw:stroke-linejoin="miter" svg:stroke-linecap="butt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gradient" draw:fill-gradient-name="a76" draw:stroke="non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gradient" draw:fill-gradient-name="a78" draw:stroke="non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200">
      <style:graphic-properties draw:fill="gradient" draw:fill-gradient-name="a199" draw:stroke="non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draw:fill="gradient" draw:fill-gradient-name="a201" draw:stroke="non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4">
      <style:graphic-properties draw:fill="gradient" draw:fill-gradient-name="a203" draw:stroke="non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">
      <style:graphic-properties draw:fill="gradient" draw:fill-gradient-name="a205" draw:stroke="none"/>
    </style:style>
    <style:style style:family="paragraph" style:name="a6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8">
      <style:graphic-properties draw:fill="gradient" draw:fill-gradient-name="a207" draw:stroke="none"/>
    </style:style>
    <style:style style:family="text" style:name="a6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draw:fill="gradient" draw:fill-gradient-name="a80" draw:stroke="non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draw:fill="gradient" draw:fill-gradient-name="a82" draw:stroke="non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draw:fill="gradient" draw:fill-gradient-name="a84" draw:stroke="none"/>
    </style:style>
    <style:style style:family="graphic" style:name="a101">
      <style:graphic-properties draw:fill="gradient" draw:fill-gradient-name="a100" draw:stroke="non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draw:fill="gradient" draw:fill-gradient-name="a86" draw:stroke="none"/>
    </style:style>
    <style:style style:family="text" style:name="a5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draw:fill="gradient" draw:fill-gradient-name="a102" draw:stroke="none"/>
    </style:style>
    <style:style style:family="paragraph" style:name="a5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draw:fill="gradient" draw:fill-gradient-name="a88" draw:stroke="non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gradient" draw:fill-gradient-name="a104" draw:stroke="none"/>
    </style:style>
    <style:style style:family="text" style:name="a5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bitmap" draw:fill-image-name="a106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0">
      <style:graphic-properties draw:fill="gradient" draw:fill-gradient-name="a209" draw:stroke="non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" style:parent-style-name="Graphics">
      <style:graphic-properties draw:fill="none" fo:clip="rect(0in, 0in, 0in, 0in)" draw:stroke="none" draw:image-opacity="30%"/>
    </style:style>
    <style:style style:family="text" style:name="a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>
      <style:graphic-properties draw:fill="gradient" draw:fill-gradient-name="a211" draw:stroke="non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">
      <style:graphic-properties draw:fill="gradient" draw:fill-gradient-name="a213" draw:stroke="none"/>
    </style:style>
    <style:style style:family="drawing-page" style:name="a646">
      <style:drawing-page-properties draw:fill="bitmap" draw:fill-image-name="a6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6">
      <style:graphic-properties draw:fill="gradient" draw:fill-gradient-name="a215" draw:stroke="none"/>
    </style:style>
    <style:style style:family="text" style:name="a6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draw:fill="gradient" draw:fill-gradient-name="a217" draw:stroke="non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draw:fill="gradient" draw:fill-gradient-name="a90" draw:stroke="non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gradient" draw:fill-gradient-name="a92" draw:stroke="none"/>
    </style:style>
    <style:style style:family="drawing-page" style:name="a540">
      <style:drawing-page-properties draw:fill="bitmap" draw:fill-image-name="a5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">
      <style:graphic-properties draw:fill="gradient" draw:fill-gradient-name="a94" draw:stroke="none"/>
    </style:style>
    <style:style style:family="text" style:name="a5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draw:fill="gradient" draw:fill-gradient-name="a96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draw:fill="gradient" draw:fill-gradient-name="a98" draw:stroke="none"/>
    </style:style>
    <style:style style:family="paragraph" style:name="a54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draw:fill="gradient" draw:fill-gradient-name="a219" draw:stroke="none"/>
    </style:style>
    <style:style style:family="paragraph" style:name="a6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draw:fill="gradient" draw:fill-gradient-name="a221" draw:stroke="non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draw:fill="gradient" draw:fill-gradient-name="a223" draw:stroke="non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">
      <style:graphic-properties draw:fill="gradient" draw:fill-gradient-name="a225" draw:stroke="none"/>
    </style:style>
    <style:style style:family="paragraph" style:name="a65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draw:fill="gradient" draw:fill-gradient-name="a227" draw:stroke="non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bitmap" draw:fill-image-name="a3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bitmap" draw:fill-image-name="a4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draw:fill="gradient" draw:fill-gradient-name="a125" draw:stroke="non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draw:fill="gradient" draw:fill-gradient-name="a229" draw:stroke="none"/>
    </style:style>
    <style:style style:family="drawing-page" style:name="a559">
      <style:drawing-page-properties draw:fill="bitmap" draw:fill-image-name="a5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">
      <style:graphic-properties draw:fill="gradient" draw:fill-gradient-name="a127" draw:stroke="non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">
      <style:graphic-properties draw:fill="gradient" draw:fill-gradient-name="a231" draw:stroke="none"/>
    </style:style>
    <style:style style:family="paragraph" style:name="a66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bitmap" draw:fill-image-name="a2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gradient" draw:fill-gradient-name="a129" draw:stroke="non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">
      <style:graphic-properties draw:fill="gradient" draw:fill-gradient-name="a131" draw:stroke="none"/>
    </style:style>
    <style:style style:family="text" style:name="a5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draw:fill="gradient" draw:fill-gradient-name="a133" draw:stroke="non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">
      <style:graphic-properties draw:fill="gradient" draw:fill-gradient-name="a135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draw:fill="gradient" draw:fill-gradient-name="a137" draw:stroke="none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bitmap" draw:fill-image-name="a6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draw:fill="gradient" draw:fill-gradient-name="a139" draw:stroke="none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draw:fill="gradient" draw:fill-gradient-name="a141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">
      <style:graphic-properties draw:fill="gradient" draw:fill-gradient-name="a143" draw:stroke="non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draw:fill="gradient" draw:fill-gradient-name="a145" draw:stroke="non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draw:fill="gradient" draw:fill-gradient-name="a147" draw:stroke="none"/>
    </style:style>
    <style:style style:family="paragraph" style:name="a2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bitmap" draw:fill-image-name="a4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draw:fill="gradient" draw:fill-gradient-name="a149" draw:stroke="non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">
      <style:graphic-properties draw:fill="gradient" draw:fill-gradient-name="a151" draw:stroke="non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draw:fill="gradient" draw:fill-gradient-name="a153" draw:stroke="non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">
      <style:graphic-properties draw:fill="gradient" draw:fill-gradient-name="a155" draw:stroke="non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draw:fill="gradient" draw:fill-gradient-name="a157" draw:stroke="non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5">
      <style:drawing-page-properties draw:fill="bitmap" draw:fill-image-name="a2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">
      <style:graphic-properties draw:fill="gradient" draw:fill-gradient-name="a159" draw:stroke="non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draw:fill="gradient" draw:fill-gradient-name="a161" draw:stroke="non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">
      <style:graphic-properties draw:fill="gradient" draw:fill-gradient-name="a163" draw:stroke="none"/>
    </style:style>
    <style:style style:family="paragraph" style:name="a5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">
      <style:graphic-properties draw:fill="gradient" draw:fill-gradient-name="a165" draw:stroke="none"/>
    </style:style>
    <style:style style:family="drawing-page" style:name="a598">
      <style:drawing-page-properties draw:fill="bitmap" draw:fill-image-name="a5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gradient" draw:fill-gradient-name="a167" draw:stroke="non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bitmap" draw:fill-image-name="a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bitmap" draw:fill-image-name="a4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0">
      <style:graphic-properties draw:fill="gradient" draw:fill-gradient-name="a169" draw:stroke="none"/>
    </style:style>
    <style:style style:family="graphic" style:name="a172">
      <style:graphic-properties draw:fill="gradient" draw:fill-gradient-name="a171" draw:stroke="none"/>
    </style:style>
    <style:style style:family="graphic" style:name="a174">
      <style:graphic-properties draw:fill="gradient" draw:fill-gradient-name="a173" draw:stroke="none"/>
    </style:style>
    <style:style style:family="graphic" style:name="a176">
      <style:graphic-properties draw:fill="gradient" draw:fill-gradient-name="a175" draw:stroke="non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gradient" draw:fill-gradient-name="a177" draw:stroke="non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bitmap" draw:fill-image-name="a2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0">
      <style:graphic-properties draw:fill="gradient" draw:fill-gradient-name="a179" draw:stroke="none"/>
    </style:style>
    <style:style style:family="graphic" style:name="a182">
      <style:graphic-properties draw:fill="gradient" draw:fill-gradient-name="a181" draw:stroke="none"/>
    </style:style>
    <style:style style:family="graphic" style:name="a184">
      <style:graphic-properties draw:fill="gradient" draw:fill-gradient-name="a183" draw:stroke="none"/>
    </style:style>
    <style:style style:family="graphic" style:name="a186">
      <style:graphic-properties draw:fill="gradient" draw:fill-gradient-name="a185" draw:stroke="none"/>
    </style:style>
    <style:style style:family="graphic" style:name="a188">
      <style:graphic-properties draw:fill="gradient" draw:fill-gradient-name="a187" draw:stroke="non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draw:fill="gradient" draw:fill-gradient-name="a189" draw:stroke="none"/>
    </style:style>
    <style:style style:family="graphic" style:name="a192">
      <style:graphic-properties draw:fill="gradient" draw:fill-gradient-name="a191" draw:stroke="none"/>
    </style:style>
    <style:style style:family="graphic" style:name="a194">
      <style:graphic-properties draw:fill="gradient" draw:fill-gradient-name="a193" draw:stroke="none"/>
    </style:style>
    <style:style style:family="graphic" style:name="a196">
      <style:graphic-properties draw:fill="gradient" draw:fill-gradient-name="a195" draw:stroke="none"/>
    </style:style>
    <style:style style:family="graphic" style:name="a198">
      <style:graphic-properties draw:fill="gradient" draw:fill-gradient-name="a197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gradient" draw:fill-gradient-name="a32" draw:stroke="none"/>
    </style:style>
    <style:style style:family="graphic" style:name="a35">
      <style:graphic-properties draw:fill="gradient" draw:fill-gradient-name="a34" draw:stroke="none"/>
    </style:style>
    <style:style style:family="graphic" style:name="a37">
      <style:graphic-properties draw:fill="gradient" draw:fill-gradient-name="a36" draw:stroke="none"/>
    </style:style>
    <style:style style:family="graphic" style:name="a39">
      <style:graphic-properties draw:fill="gradient" draw:fill-gradient-name="a38" draw:stroke="non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">
      <style:graphic-properties draw:fill="gradient" draw:fill-gradient-name="a40" draw:stroke="none"/>
    </style:style>
    <style:style style:family="graphic" style:name="a43">
      <style:graphic-properties draw:fill="gradient" draw:fill-gradient-name="a42" draw:stroke="none"/>
    </style:style>
    <style:style style:family="graphic" style:name="a45">
      <style:graphic-properties draw:fill="gradient" draw:fill-gradient-name="a44" draw:stroke="none"/>
    </style:style>
    <style:style style:family="graphic" style:name="a47">
      <style:graphic-properties draw:fill="gradient" draw:fill-gradient-name="a46" draw:stroke="none"/>
    </style:style>
    <style:style style:family="graphic" style:name="a49">
      <style:graphic-properties draw:fill="gradient" draw:fill-gradient-name="a48" draw:stroke="non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draw:fill="gradient" draw:fill-gradient-name="a50" draw:stroke="none"/>
    </style:style>
    <style:style style:family="graphic" style:name="a53">
      <style:graphic-properties draw:fill="gradient" draw:fill-gradient-name="a52" draw:stroke="non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draw:fill="gradient" draw:fill-gradient-name="a54" draw:stroke="non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">
      <style:graphic-properties draw:fill="gradient" draw:fill-gradient-name="a56" draw:stroke="none"/>
    </style:style>
    <style:style style:family="text" style:name="a5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draw:fill="gradient" draw:fill-gradient-name="a58" draw:stroke="non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401">
      <style:drawing-page-properties draw:fill="bitmap" draw:fill-image-name="a4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gradient" draw:fill-gradient-name="a60" draw:stroke="none"/>
    </style:style>
    <style:style style:family="text" style:name="a4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gradient" draw:fill-gradient-name="a62" draw:stroke="non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1">
      <style:drawing-page-properties draw:fill="bitmap" draw:fill-image-name="a5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">
      <style:graphic-properties draw:fill="gradient" draw:fill-gradient-name="a64" draw:stroke="non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gradient" draw:fill-gradient-name="a66" draw:stroke="non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gradient" draw:fill-gradient-name="a68" draw:stroke="none"/>
    </style:style>
    <style:style style:family="paragraph" style:name="a5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bitmap" draw:fill-image-name="a4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draw:fill="gradient" draw:fill-gradient-name="a70" draw:stroke="non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draw:fill="gradient" draw:fill-gradient-name="a72" draw:stroke="none"/>
    </style:style>
    <style:style style:family="paragraph" style:name="a5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number:date-style xmlns:number="urn:oasis:names:tc:opendocument:xmlns:datastyle:1.0" style:name="a1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5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6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7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8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9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3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4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1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5" draw:name="Date Placeholder 3" svg:x="8.15499in" svg:y="6.43403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9/5/2025</text:date></text:span></text:p>
        </draw:text-box>
        <svg:title/>
        <svg:desc/>
      </draw:frame>
      <draw:frame draw:id="id5" presentation:style-name="a28" draw:name="Footer Placeholder 4" svg:x="1.24826in" svg:y="6.43403in" svg:width="6.82339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6" presentation:style-name="a31" draw:name="Slide Number Placeholder 5" svg:x="11.23832in" svg:y="6.43403in" svg:width="0.84327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107">
      <draw:frame draw:id="id46" draw:style-name="a10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6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28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0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2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4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6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38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0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2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4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6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48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0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2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4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6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58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0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2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4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6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68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0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2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4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6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78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0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2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4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6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88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0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2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4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6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198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0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2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4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6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08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0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2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4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6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18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0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2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4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6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28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0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2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1" draw:name="Title 1" svg:x="2.05208in" svg:y="1.22743in" svg:width="9.61458in" svg:height="2.61111in" presentation:class="title" presentation:placeholder="false">
        <draw:text-box>
          <text:p text:style-name="a110" text:class-names="" text:cond-style-name=""><text:span text:style-name="a109" text:class-names="">Click to edit Master title style</text:span></text:p>
        </draw:text-box>
        <svg:title/>
        <svg:desc/>
      </draw:frame>
      <draw:frame draw:id="id49" presentation:style-name="a114" draw:name="Subtitle 2" svg:x="2.05208in" svg:y="3.93924in" svg:width="9.61458in" svg:height="1.81076in" presentation:class="subtitle" presentation:placeholder="false">
        <draw:text-box>
          <text:p text:style-name="a113" text:class-names="" text:cond-style-name=""><text:span text:style-name="a112" text:class-names="">Click to edit Master subtitle style</text:span></text:p>
        </draw:text-box>
        <svg:title/>
        <svg:desc/>
      </draw:frame>
      <draw:frame draw:id="id50" presentation:style-name="a118" draw:name="Date Placeholder 3" svg:x="7.74006in" svg:y="5.91667in" svg:width="3in" svg:height="0.39931in" presentation:class="date-time" presentation:placeholder="false">
        <draw:text-box>
          <text:p text:style-name="a117" text:class-names="" text:cond-style-name=""><text:span text:style-name="a115" text:class-names=""><text:date text:fixed="false" style:data-style-name="a116">9/5/2025</text:date></text:span></text:p>
        </draw:text-box>
        <svg:title/>
        <svg:desc/>
      </draw:frame>
      <draw:frame draw:id="id51" presentation:style-name="a121" draw:name="Footer Placeholder 4" svg:x="2.05208in" svg:y="5.91667in" svg:width="5.60464in" svg:height="0.39931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52" presentation:style-name="a124" draw:name="Slide Number Placeholder 5" svg:x="10.82339in" svg:y="5.91667in" svg:width="0.84327in" svg:height="0.39931in" presentation:class="page-number" presentation:placeholder="false">
        <draw:text-box>
          <text:p text:style-name="a123" text:class-names="" text:cond-style-name=""><text:span text:style-name="a12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234">
      <draw:frame draw:id="id107" draw:layer="Master1-bg" presentation:style-name="a237" draw:name="Title 1" svg:x="1.24826in" svg:y="0.67642in" svg:width="10.83333in" svg:height="1.61698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108" draw:layer="Master1-bg" presentation:style-name="a253" draw:name="Content Placeholder 2" svg:x="1.24826in" svg:y="2.46007in" svg:width="10.83333in" svg:height="3.87327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257" draw:name="Date Placeholder 3" svg:x="8.15499in" svg:y="6.43403in" svg:width="3in" svg:height="0.39931in" presentation:class="date-time" presentation:placeholder="false">
        <draw:text-box>
          <text:p text:style-name="a256" text:class-names="" text:cond-style-name=""><text:span text:style-name="a254" text:class-names=""><text:date text:fixed="false" style:data-style-name="a255">9/5/2025</text:date></text:span></text:p>
        </draw:text-box>
        <svg:title/>
        <svg:desc/>
      </draw:frame>
      <draw:frame draw:id="id110" presentation:style-name="a260" draw:name="Footer Placeholder 4" svg:x="1.24826in" svg:y="6.43403in" svg:width="6.82339in" svg:height="0.39931in" presentation:class="footer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111" presentation:style-name="a263" draw:name="Slide Number Placeholder 5" svg:x="11.23832in" svg:y="6.43403in" svg:width="0.84327in" svg:height="0.39931in" presentation:class="page-number" presentation:placeholder="false">
        <draw:text-box>
          <text:p text:style-name="a262" text:class-names="" text:cond-style-name=""><text:span text:style-name="a26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265">
      <draw:frame draw:id="id112" draw:layer="Master1-bg" presentation:style-name="a268" draw:name="Title 1" svg:x="1.24826in" svg:y="1.55208in" svg:width="10.83333in" svg:height="3.11979in" presentation:class="title" presentation:placeholder="false">
        <draw:text-box>
          <text:p text:style-name="a267" text:class-names="" text:cond-style-name=""><text:span text:style-name="a266" text:class-names="">Click to edit Master title style</text:span></text:p>
        </draw:text-box>
        <svg:title/>
        <svg:desc/>
      </draw:frame>
      <draw:frame draw:id="id113" draw:layer="Master1-bg" presentation:style-name="a272" draw:name="Text Placeholder 2" svg:x="1.24826in" svg:y="4.83854in" svg:width="10.83333in" svg:height="1.50347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>Click to edit Master text styles</text:span></text:p>
            </text:list-item>
          </text:list>
        </draw:text-box>
        <svg:title/>
        <svg:desc/>
      </draw:frame>
      <draw:frame draw:id="id114" presentation:style-name="a276" draw:name="Date Placeholder 3" svg:x="8.15499in" svg:y="6.43403in" svg:width="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9/5/2025</text:date></text:span></text:p>
        </draw:text-box>
        <svg:title/>
        <svg:desc/>
      </draw:frame>
      <draw:frame draw:id="id115" presentation:style-name="a279" draw:name="Footer Placeholder 4" svg:x="1.24826in" svg:y="6.43403in" svg:width="6.82339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116" presentation:style-name="a282" draw:name="Slide Number Placeholder 5" svg:x="11.23832in" svg:y="6.43403in" svg:width="0.84327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284">
      <draw:frame draw:id="id117" draw:layer="Master1-bg" presentation:style-name="a287" draw:name="Title 1" svg:x="1.24826in" svg:y="0.67642in" svg:width="10.83333in" svg:height="1.61698in" presentation:class="title" presentation:placeholder="false">
        <draw:text-box>
          <text:p text:style-name="a286" text:class-names="" text:cond-style-name=""><text:span text:style-name="a285" text:class-names="">Click to edit Master title style</text:span></text:p>
        </draw:text-box>
        <svg:title/>
        <svg:desc/>
      </draw:frame>
      <draw:frame draw:id="id118" draw:layer="Master1-bg" presentation:style-name="a303" draw:name="Content Placeholder 2" svg:x="1.24826in" svg:y="2.46007in" svg:width="5.33507in" svg:height="3.87327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Second level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Third level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3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9" presentation:style-name="a319" draw:name="Content Placeholder 3" svg:x="6.75in" svg:y="2.46007in" svg:width="5.3316in" svg:height="3.87327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cond le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323" draw:name="Date Placeholder 4" svg:x="8.15499in" svg:y="6.43403in" svg:width="3in" svg:height="0.39931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9/5/2025</text:date></text:span></text:p>
        </draw:text-box>
        <svg:title/>
        <svg:desc/>
      </draw:frame>
      <draw:frame draw:id="id121" presentation:style-name="a326" draw:name="Footer Placeholder 5" svg:x="1.24826in" svg:y="6.43403in" svg:width="6.82339in" svg:height="0.39931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122" presentation:style-name="a329" draw:name="Slide Number Placeholder 6" svg:x="11.23832in" svg:y="6.43403in" svg:width="0.84327in" svg:height="0.39931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331">
      <draw:frame draw:id="id123" draw:layer="Master1-bg" presentation:style-name="a334" draw:name="Title 1" svg:x="1.24826in" svg:y="0.67708in" svg:width="10.83333in" svg:height="1.61632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124" draw:layer="Master1-bg" presentation:style-name="a338" draw:name="Text Placeholder 2" svg:x="1.49827in" svg:y="2.46007in" svg:width="5.08506in" svg:height="0.90104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</draw:text-box>
        <svg:title/>
        <svg:desc/>
      </draw:frame>
      <draw:frame draw:id="id125" presentation:style-name="a354" draw:name="Content Placeholder 3" svg:x="1.24826in" svg:y="3.36111in" svg:width="5.33507in" svg:height="2.97222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358" draw:name="Text Placeholder 4" svg:x="7.00001in" svg:y="2.46007in" svg:width="5.08159in" svg:height="0.90104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127" presentation:style-name="a374" draw:name="Content Placeholder 5" svg:x="6.75in" svg:y="3.36111in" svg:width="5.33159in" svg:height="2.97222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ck to 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378" draw:name="Date Placeholder 6" svg:x="8.15499in" svg:y="6.43403in" svg:width="3in" svg:height="0.39931in" presentation:class="date-time" presentation:placeholder="false">
        <draw:text-box>
          <text:p text:style-name="a377" text:class-names="" text:cond-style-name=""><text:span text:style-name="a375" text:class-names=""><text:date text:fixed="false" style:data-style-name="a376">9/5/2025</text:date></text:span></text:p>
        </draw:text-box>
        <svg:title/>
        <svg:desc/>
      </draw:frame>
      <draw:frame draw:id="id129" presentation:style-name="a381" draw:name="Footer Placeholder 7" svg:x="1.24826in" svg:y="6.43403in" svg:width="6.82339in" svg:height="0.39931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130" presentation:style-name="a384" draw:name="Slide Number Placeholder 8" svg:x="11.23832in" svg:y="6.43403in" svg:width="0.84327in" svg:height="0.39931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386">
      <draw:frame draw:id="id131" draw:layer="Master1-bg" presentation:style-name="a389" draw:name="Title 1" svg:x="1.24826in" svg:y="0.67642in" svg:width="10.83333in" svg:height="1.61698in" presentation:class="title" presentation:placeholder="false">
        <draw:text-box>
          <text:p text:style-name="a388" text:class-names="" text:cond-style-name=""><text:span text:style-name="a387" text:class-names="">Click to edit Master title style</text:span></text:p>
        </draw:text-box>
        <svg:title/>
        <svg:desc/>
      </draw:frame>
      <draw:frame draw:id="id132" draw:layer="Master1-bg" presentation:style-name="a393" draw:name="Date Placeholder 2" svg:x="8.15499in" svg:y="6.43403in" svg:width="3in" svg:height="0.39931in" presentation:class="date-time" presentation:placeholder="false">
        <draw:text-box>
          <text:p text:style-name="a392" text:class-names="" text:cond-style-name=""><text:span text:style-name="a390" text:class-names=""><text:date text:fixed="false" style:data-style-name="a391">9/5/2025</text:date></text:span></text:p>
        </draw:text-box>
        <svg:title/>
        <svg:desc/>
      </draw:frame>
      <draw:frame draw:id="id133" presentation:style-name="a396" draw:name="Footer Placeholder 3" svg:x="1.24826in" svg:y="6.43403in" svg:width="6.82339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134" presentation:style-name="a399" draw:name="Slide Number Placeholder 4" svg:x="11.23832in" svg:y="6.43403in" svg:width="0.84327in" svg:height="0.39931in" presentation:class="page-number" presentation:placeholder="false">
        <draw:text-box>
          <text:p text:style-name="a398" text:class-names="" text:cond-style-name=""><text:span text:style-name="a39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401">
      <draw:frame draw:id="id135" draw:layer="Master1-bg" presentation:style-name="a405" draw:name="Date Placeholder 1" svg:x="8.15499in" svg:y="6.43403in" svg:width="3in" svg:height="0.39931in" presentation:class="date-time" presentation:placeholder="false">
        <draw:text-box>
          <text:p text:style-name="a404" text:class-names="" text:cond-style-name=""><text:span text:style-name="a402" text:class-names=""><text:date text:fixed="false" style:data-style-name="a403">9/5/2025</text:date></text:span></text:p>
        </draw:text-box>
        <svg:title/>
        <svg:desc/>
      </draw:frame>
      <draw:frame draw:id="id136" draw:layer="Master1-bg" presentation:style-name="a408" draw:name="Footer Placeholder 2" svg:x="1.24826in" svg:y="6.43403in" svg:width="6.82339in" svg:height="0.39931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137" presentation:style-name="a411" draw:name="Slide Number Placeholder 3" svg:x="11.23832in" svg:y="6.43403in" svg:width="0.84327in" svg:height="0.39931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413">
      <draw:frame draw:id="id138" draw:layer="Master1-bg" presentation:style-name="a416" draw:name="Title 1" svg:x="1.25405in" svg:y="0.66667in" svg:width="4.21701in" svg:height="1.7934in" presentation:class="title" presentation:placeholder="false">
        <draw:text-box>
          <text:p text:style-name="a415" text:class-names="" text:cond-style-name=""><text:span text:style-name="a414" text:class-names="">Click to edit Master title style</text:span></text:p>
        </draw:text-box>
        <svg:title/>
        <svg:desc/>
      </draw:frame>
      <draw:frame draw:id="id139" draw:layer="Master1-bg" presentation:style-name="a432" draw:name="Content Placeholder 2" svg:x="5.63889in" svg:y="0.64815in" svg:width="6.4427in" svg:height="5.68519in" presentation:class="object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ck to edit Master text styles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Second level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hird level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list text:style-name="a431">
                            <text:list-item>
                              <text:p text:style-name="a430" text:class-names="" text:cond-style-name=""><text:span text:style-name="a4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436" draw:name="Text Placeholder 3" svg:x="1.25405in" svg:y="2.46007in" svg:width="4.21701in" svg:height="3.87327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141" presentation:style-name="a440" draw:name="Date Placeholder 4" svg:x="8.15499in" svg:y="6.43403in" svg:width="3in" svg:height="0.39931in" presentation:class="date-time" presentation:placeholder="false">
        <draw:text-box>
          <text:p text:style-name="a439" text:class-names="" text:cond-style-name=""><text:span text:style-name="a437" text:class-names=""><text:date text:fixed="false" style:data-style-name="a438">9/5/2025</text:date></text:span></text:p>
        </draw:text-box>
        <svg:title/>
        <svg:desc/>
      </draw:frame>
      <draw:frame draw:id="id142" presentation:style-name="a443" draw:name="Footer Placeholder 5" svg:x="1.24826in" svg:y="6.43403in" svg:width="6.82339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143" presentation:style-name="a446" draw:name="Slide Number Placeholder 6" svg:x="11.23832in" svg:y="6.43403in" svg:width="0.84327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448">
      <draw:frame draw:id="id144" draw:layer="Master1-bg" presentation:style-name="a451" draw:name="Title 1" svg:x="1.24826in" svg:y="0.66667in" svg:width="6.49006in" svg:height="1.7934in" presentation:class="title" presentation:placeholder="false">
        <draw:text-box>
          <text:p text:style-name="a450" text:class-names="" text:cond-style-name=""><text:span text:style-name="a449" text:class-names="">Click to edit Master title style</text:span></text:p>
        </draw:text-box>
        <svg:title/>
        <svg:desc/>
      </draw:frame>
      <draw:frame draw:id="id145" draw:layer="Master1-bg" presentation:style-name="a454" draw:name="Picture Placeholder 2" svg:x="8.07165in" svg:y="0.66667in" svg:width="4.00994in" svg:height="5.66667in" presentation:class="graphic" presentation:placeholder="false">
        <draw:text-box>
          <text:p text:style-name="a453" text:class-names="" text:cond-style-name=""><text:span text:style-name="a452" text:class-names="">Click icon to add picture</text:span></text:p>
        </draw:text-box>
        <svg:title/>
        <svg:desc/>
      </draw:frame>
      <draw:frame draw:id="id146" presentation:style-name="a458" draw:name="Text Placeholder 3" svg:x="1.24826in" svg:y="2.46007in" svg:width="6.49006in" svg:height="3.87327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ck to edit Master text styles</text:span></text:p>
            </text:list-item>
          </text:list>
        </draw:text-box>
        <svg:title/>
        <svg:desc/>
      </draw:frame>
      <draw:frame draw:id="id147" presentation:style-name="a462" draw:name="Date Placeholder 4" svg:x="8.15499in" svg:y="6.43403in" svg:width="3in" svg:height="0.39931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9/5/2025</text:date></text:span></text:p>
        </draw:text-box>
        <svg:title/>
        <svg:desc/>
      </draw:frame>
      <draw:frame draw:id="id148" presentation:style-name="a465" draw:name="Footer Placeholder 5" svg:x="1.24826in" svg:y="6.43403in" svg:width="6.82339in" svg:height="0.39931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149" presentation:style-name="a468" draw:name="Slide Number Placeholder 6" svg:x="11.23832in" svg:y="6.43403in" svg:width="0.84327in" svg:height="0.39931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470">
      <draw:frame draw:id="id150" draw:layer="Master1-bg" presentation:style-name="a473" draw:name="Title 1" svg:x="1.24826in" svg:y="4.70764in" svg:width="10.84028in" svg:height="0.89606in" presentation:class="title" presentation:placeholder="false">
        <draw:text-box>
          <text:p text:style-name="a472" text:class-names="" text:cond-style-name=""><text:span text:style-name="a471" text:class-names="">Click to edit Master title style</text:span></text:p>
        </draw:text-box>
        <svg:title/>
        <svg:desc/>
      </draw:frame>
      <draw:frame draw:id="id151" draw:layer="Master1-bg" presentation:style-name="a476" draw:name="Picture Placeholder 2" svg:x="1.24826in" svg:y="0.6632in" svg:width="10.84028in" svg:height="3.60868in" presentation:class="graphic" presentation:placeholder="false">
        <draw:text-box>
          <text:p text:style-name="a475" text:class-names="" text:cond-style-name=""><text:span text:style-name="a474" text:class-names="">Click icon to add picture</text:span></text:p>
        </draw:text-box>
        <svg:title/>
        <svg:desc/>
      </draw:frame>
      <draw:frame draw:id="id152" presentation:style-name="a480" draw:name="Text Placeholder 3" svg:x="1.24821in" svg:y="5.6037in" svg:width="10.83865in" svg:height="0.74636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ck to edit Master text styles</text:span></text:p>
            </text:list-item>
          </text:list>
        </draw:text-box>
        <svg:title/>
        <svg:desc/>
      </draw:frame>
      <draw:frame draw:id="id153" presentation:style-name="a484" draw:name="Date Placeholder 4" svg:x="8.15499in" svg:y="6.43403in" svg:width="3in" svg:height="0.39931in" presentation:class="date-time" presentation:placeholder="false">
        <draw:text-box>
          <text:p text:style-name="a483" text:class-names="" text:cond-style-name=""><text:span text:style-name="a481" text:class-names=""><text:date text:fixed="false" style:data-style-name="a482">9/5/2025</text:date></text:span></text:p>
        </draw:text-box>
        <svg:title/>
        <svg:desc/>
      </draw:frame>
      <draw:frame draw:id="id154" presentation:style-name="a487" draw:name="Footer Placeholder 5" svg:x="1.24826in" svg:y="6.43403in" svg:width="6.82339in" svg:height="0.39931in" presentation:class="foot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155" presentation:style-name="a490" draw:name="Slide Number Placeholder 6" svg:x="11.23832in" svg:y="6.43403in" svg:width="0.84327in" svg:height="0.39931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492">
      <draw:frame draw:id="id156" draw:layer="Master1-bg" presentation:style-name="a495" draw:name="Title 1" svg:x="1.24831in" svg:y="0.66667in" svg:width="10.83328in" svg:height="3.75in" presentation:class="title" presentation:placeholder="false">
        <draw:text-box>
          <text:p text:style-name="a494" text:class-names="" text:cond-style-name=""><text:span text:style-name="a493" text:class-names="">Click to edit Master title style</text:span></text:p>
        </draw:text-box>
        <svg:title/>
        <svg:desc/>
      </draw:frame>
      <draw:frame draw:id="id157" draw:layer="Master1-bg" presentation:style-name="a499" draw:name="Text Placeholder 3" svg:x="1.24826in" svg:y="4.83333in" svg:width="10.83165in" svg:height="1.5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</draw:text-box>
        <svg:title/>
        <svg:desc/>
      </draw:frame>
      <draw:frame draw:id="id158" presentation:style-name="a503" draw:name="Date Placeholder 4" svg:x="8.15499in" svg:y="6.43403in" svg:width="3in" svg:height="0.39931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9/5/2025</text:date></text:span></text:p>
        </draw:text-box>
        <svg:title/>
        <svg:desc/>
      </draw:frame>
      <draw:frame draw:id="id159" presentation:style-name="a506" draw:name="Footer Placeholder 5" svg:x="1.24826in" svg:y="6.43403in" svg:width="6.82339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160" presentation:style-name="a509" draw:name="Slide Number Placeholder 6" svg:x="11.23832in" svg:y="6.43403in" svg:width="0.84327in" svg:height="0.39931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511">
      <draw:frame draw:id="id161" draw:layer="Master1-bg" presentation:style-name="a514" draw:name="Title 1" svg:x="1.5816in" svg:y="0.66667in" svg:width="10.17361in" svg:height="3.00572in" presentation:class="title" presentation:placeholder="false">
        <draw:text-box>
          <text:p text:style-name="a513" text:class-names="" text:cond-style-name=""><text:span text:style-name="a512" text:class-names="">Click to edit Master title style</text:span></text:p>
        </draw:text-box>
        <svg:title/>
        <svg:desc/>
      </draw:frame>
      <draw:frame draw:id="id162" draw:layer="Master1-bg" presentation:style-name="a518" draw:name="Text Placeholder 3" svg:x="1.88172in" svg:y="3.68062in" svg:width="9.57163in" svg:height="0.60036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163" presentation:style-name="a522" draw:name="Text Placeholder 3" svg:x="1.24826in" svg:y="4.71338in" svg:width="10.83334in" svg:height="1.62893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</draw:text-box>
        <svg:title/>
        <svg:desc/>
      </draw:frame>
      <draw:frame draw:id="id164" presentation:style-name="a526" draw:name="Date Placeholder 4" svg:x="8.15499in" svg:y="6.43403in" svg:width="3in" svg:height="0.39931in" presentation:class="date-time" presentation:placeholder="false">
        <draw:text-box>
          <text:p text:style-name="a525" text:class-names="" text:cond-style-name=""><text:span text:style-name="a523" text:class-names=""><text:date text:fixed="false" style:data-style-name="a524">9/5/2025</text:date></text:span></text:p>
        </draw:text-box>
        <svg:title/>
        <svg:desc/>
      </draw:frame>
      <draw:frame draw:id="id165" presentation:style-name="a529" draw:name="Footer Placeholder 5" svg:x="1.24826in" svg:y="6.43403in" svg:width="6.82339in" svg:height="0.39931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166" presentation:style-name="a532" draw:name="Slide Number Placeholder 6" svg:x="11.23832in" svg:y="6.43403in" svg:width="0.84327in" svg:height="0.39931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>‹#›</text:page-number></text:span></text:p>
        </draw:text-box>
        <svg:title/>
        <svg:desc/>
      </draw:frame>
      <draw:frame draw:id="id167" draw:style-name="a535" draw:name="TextBox 59" svg:x="0.98809in" svg:y="0.80096in" svg:width="0.66667in" svg:height="0.63952in">
        <draw:text-box>
          <text:p text:style-name="a534" text:class-names="" text:cond-style-name=""><text:span text:style-name="a533" text:class-names="">“</text:span></text:p>
        </draw:text-box>
        <svg:title/>
        <svg:desc/>
      </draw:frame>
      <draw:frame draw:id="id168" draw:style-name="a538" draw:name="TextBox 60" svg:x="11.52381in" svg:y="3.02381in" svg:width="0.66667in" svg:height="0.63952in">
        <draw:text-box>
          <text:p text:style-name="a537" text:class-names="" text:cond-style-name=""><text:span text:style-name="a536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540">
      <draw:frame draw:id="id169" draw:layer="Master1-bg" presentation:style-name="a543" draw:name="Title 1" svg:x="1.24826in" svg:y="2.33382in" svg:width="10.83333in" svg:height="2.74698in" presentation:class="title" presentation:placeholder="false">
        <draw:text-box>
          <text:p text:style-name="a542" text:class-names="" text:cond-style-name=""><text:span text:style-name="a541" text:class-names="">Click to edit Master title style</text:span></text:p>
        </draw:text-box>
        <svg:title/>
        <svg:desc/>
      </draw:frame>
      <draw:frame draw:id="id170" draw:layer="Master1-bg" presentation:style-name="a547" draw:name="Text Placeholder 3" svg:x="1.24821in" svg:y="5.09367in" svg:width="10.8317in" svg:height="1.24742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ck to edit Master text styles</text:span></text:p>
            </text:list-item>
          </text:list>
        </draw:text-box>
        <svg:title/>
        <svg:desc/>
      </draw:frame>
      <draw:frame draw:id="id171" presentation:style-name="a551" draw:name="Date Placeholder 4" svg:x="8.15499in" svg:y="6.43403in" svg:width="3in" svg:height="0.39931in" presentation:class="date-time" presentation:placeholder="false">
        <draw:text-box>
          <text:p text:style-name="a550" text:class-names="" text:cond-style-name=""><text:span text:style-name="a548" text:class-names=""><text:date text:fixed="false" style:data-style-name="a549">9/5/2025</text:date></text:span></text:p>
        </draw:text-box>
        <svg:title/>
        <svg:desc/>
      </draw:frame>
      <draw:frame draw:id="id172" presentation:style-name="a554" draw:name="Footer Placeholder 5" svg:x="1.24826in" svg:y="6.43403in" svg:width="6.82339in" svg:height="0.39931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173" presentation:style-name="a557" draw:name="Slide Number Placeholder 6" svg:x="11.23832in" svg:y="6.43403in" svg:width="0.84327in" svg:height="0.39931in" presentation:class="page-number" presentation:placeholder="false">
        <draw:text-box>
          <text:p text:style-name="a556" text:class-names="" text:cond-style-name=""><text:span text:style-name="a55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559">
      <draw:frame draw:id="id174" draw:layer="Master1-bg" presentation:style-name="a562" draw:name="Title 1" svg:x="1.24826in" svg:y="0.66667in" svg:width="10.83333in" svg:height="2.08333in" presentation:class="title" presentation:placeholder="false">
        <draw:text-box>
          <text:p text:style-name="a561" text:class-names="" text:cond-style-name=""><text:span text:style-name="a560" text:class-names="">Click to edit Master title style</text:span></text:p>
        </draw:text-box>
        <svg:title/>
        <svg:desc/>
      </draw:frame>
      <draw:frame draw:id="id175" draw:layer="Master1-bg" presentation:style-name="a566" draw:name="Text Placeholder 2" svg:x="1.24826in" svg:y="2.92483in" svg:width="3.49617in" svg:height="0.75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Click to edit Master text styles</text:span></text:p>
            </text:list-item>
          </text:list>
        </draw:text-box>
        <svg:title/>
        <svg:desc/>
      </draw:frame>
      <draw:frame draw:id="id176" presentation:style-name="a570" draw:name="Text Placeholder 3" svg:x="1.23351in" svg:y="3.67483in" svg:width="3.50912in" svg:height="2.6585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</draw:text-box>
        <svg:title/>
        <svg:desc/>
      </draw:frame>
      <draw:frame draw:id="id177" presentation:style-name="a574" draw:name="Text Placeholder 4" svg:x="4.93741in" svg:y="2.9283in" svg:width="3.48249in" svg:height="0.75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</draw:text-box>
        <svg:title/>
        <svg:desc/>
      </draw:frame>
      <draw:frame draw:id="id178" presentation:style-name="a578" draw:name="Text Placeholder 3" svg:x="4.92587in" svg:y="3.6783in" svg:width="3.495in" svg:height="2.6585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</draw:text-box>
        <svg:title/>
        <svg:desc/>
      </draw:frame>
      <draw:frame draw:id="id179" presentation:style-name="a582" draw:name="Text Placeholder 4" svg:x="8.58753in" svg:y="2.92483in" svg:width="3.49406in" svg:height="0.75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</draw:text-box>
        <svg:title/>
        <svg:desc/>
      </draw:frame>
      <draw:frame draw:id="id180" presentation:style-name="a586" draw:name="Text Placeholder 3" svg:x="8.58753in" svg:y="3.67483in" svg:width="3.49406in" svg:height="2.6585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Click to edit Master text styles</text:span></text:p>
            </text:list-item>
          </text:list>
        </draw:text-box>
        <svg:title/>
        <svg:desc/>
      </draw:frame>
      <draw:frame draw:id="id181" presentation:style-name="a590" draw:name="Date Placeholder 2" svg:x="8.15499in" svg:y="6.43403in" svg:width="3in" svg:height="0.39931in" presentation:class="date-time" presentation:placeholder="false">
        <draw:text-box>
          <text:p text:style-name="a589" text:class-names="" text:cond-style-name=""><text:span text:style-name="a587" text:class-names=""><text:date text:fixed="false" style:data-style-name="a588">9/5/2025</text:date></text:span></text:p>
        </draw:text-box>
        <svg:title/>
        <svg:desc/>
      </draw:frame>
      <draw:frame draw:id="id182" presentation:style-name="a593" draw:name="Footer Placeholder 3" svg:x="1.24826in" svg:y="6.43403in" svg:width="6.82339in" svg:height="0.39931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183" presentation:style-name="a596" draw:name="Slide Number Placeholder 4" svg:x="11.23832in" svg:y="6.43403in" svg:width="0.84327in" svg:height="0.39931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598">
      <draw:frame draw:id="id184" draw:layer="Master1-bg" presentation:style-name="a601" draw:name="Title 1" svg:x="1.24826in" svg:y="0.66667in" svg:width="10.83333in" svg:height="2.08333in" presentation:class="title" presentation:placeholder="false">
        <draw:text-box>
          <text:p text:style-name="a600" text:class-names="" text:cond-style-name=""><text:span text:style-name="a599" text:class-names="">Click to edit Master title style</text:span></text:p>
        </draw:text-box>
        <svg:title/>
        <svg:desc/>
      </draw:frame>
      <draw:frame draw:id="id185" draw:layer="Master1-bg" presentation:style-name="a605" draw:name="Text Placeholder 2" svg:x="1.24826in" svg:y="4.81692in" svg:width="3.49436in" svg:height="0.63021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>Click to edit Master text styles</text:span></text:p>
            </text:list-item>
          </text:list>
        </draw:text-box>
        <svg:title/>
        <svg:desc/>
      </draw:frame>
      <draw:frame draw:id="id186" presentation:style-name="a608" draw:name="Picture Placeholder 2" svg:x="1.24826in" svg:y="2.91666in" svg:width="3.49436in" svg:height="1.66667in" presentation:class="graphic" presentation:placeholder="false">
        <draw:text-box>
          <text:p text:style-name="a607" text:class-names="" text:cond-style-name=""><text:span text:style-name="a606" text:class-names="">Click icon to add picture</text:span></text:p>
        </draw:text-box>
        <svg:title/>
        <svg:desc/>
      </draw:frame>
      <draw:frame draw:id="id187" presentation:style-name="a612" draw:name="Text Placeholder 3" svg:x="1.24826in" svg:y="5.44713in" svg:width="3.49436in" svg:height="0.8944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Click to edit Master text styles</text:span></text:p>
            </text:list-item>
          </text:list>
        </draw:text-box>
        <svg:title/>
        <svg:desc/>
      </draw:frame>
      <draw:frame draw:id="id188" presentation:style-name="a616" draw:name="Text Placeholder 4" svg:x="4.90929in" svg:y="4.81692in" svg:width="3.5in" svg:height="0.63021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Click to edit Master text styles</text:span></text:p>
            </text:list-item>
          </text:list>
        </draw:text-box>
        <svg:title/>
        <svg:desc/>
      </draw:frame>
      <draw:frame draw:id="id189" presentation:style-name="a619" draw:name="Picture Placeholder 2" svg:x="4.90929in" svg:y="2.91666in" svg:width="3.4984in" svg:height="1.66667in" presentation:class="graphic" presentation:placeholder="false">
        <draw:text-box>
          <text:p text:style-name="a618" text:class-names="" text:cond-style-name=""><text:span text:style-name="a617" text:class-names="">Click icon to add picture</text:span></text:p>
        </draw:text-box>
        <svg:title/>
        <svg:desc/>
      </draw:frame>
      <draw:frame draw:id="id190" presentation:style-name="a623" draw:name="Text Placeholder 3" svg:x="4.90769in" svg:y="5.44713in" svg:width="3.5in" svg:height="0.8862in" presentation:class="outline" presentation:placeholder="false">
        <draw:text-box>
          <text:list text:style-name="a622">
            <text:list-item>
              <text:p text:style-name="a621" text:class-names="" text:cond-style-name=""><text:span text:style-name="a620" text:class-names="">Click to edit Master text styles</text:span></text:p>
            </text:list-item>
          </text:list>
        </draw:text-box>
        <svg:title/>
        <svg:desc/>
      </draw:frame>
      <draw:frame draw:id="id191" presentation:style-name="a627" draw:name="Text Placeholder 4" svg:x="8.58767in" svg:y="4.81692in" svg:width="3.48944in" svg:height="0.63021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edit Master text styles</text:span></text:p>
            </text:list-item>
          </text:list>
        </draw:text-box>
        <svg:title/>
        <svg:desc/>
      </draw:frame>
      <draw:frame draw:id="id192" presentation:style-name="a630" draw:name="Picture Placeholder 2" svg:x="8.58753in" svg:y="2.91666in" svg:width="3.49406in" svg:height="1.66667in" presentation:class="graphic" presentation:placeholder="false">
        <draw:text-box>
          <text:p text:style-name="a629" text:class-names="" text:cond-style-name=""><text:span text:style-name="a628" text:class-names="">Click icon to add picture</text:span></text:p>
        </draw:text-box>
        <svg:title/>
        <svg:desc/>
      </draw:frame>
      <draw:frame draw:id="id193" presentation:style-name="a634" draw:name="Text Placeholder 3" svg:x="8.58753in" svg:y="5.44713in" svg:width="3.49406in" svg:height="0.8862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Click to edit Master text styles</text:span></text:p>
            </text:list-item>
          </text:list>
        </draw:text-box>
        <svg:title/>
        <svg:desc/>
      </draw:frame>
      <draw:frame draw:id="id194" presentation:style-name="a638" draw:name="Date Placeholder 2" svg:x="8.15499in" svg:y="6.43403in" svg:width="3in" svg:height="0.39931in" presentation:class="date-time" presentation:placeholder="false">
        <draw:text-box>
          <text:p text:style-name="a637" text:class-names="" text:cond-style-name=""><text:span text:style-name="a635" text:class-names=""><text:date text:fixed="false" style:data-style-name="a636">9/5/2025</text:date></text:span></text:p>
        </draw:text-box>
        <svg:title/>
        <svg:desc/>
      </draw:frame>
      <draw:frame draw:id="id195" presentation:style-name="a641" draw:name="Footer Placeholder 3" svg:x="1.24826in" svg:y="6.43403in" svg:width="6.82339in" svg:height="0.39931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196" presentation:style-name="a644" draw:name="Slide Number Placeholder 4" svg:x="11.23832in" svg:y="6.43403in" svg:width="0.84327in" svg:height="0.39931in" presentation:class="page-number" presentation:placeholder="false">
        <draw:text-box>
          <text:p text:style-name="a643" text:class-names="" text:cond-style-name=""><text:span text:style-name="a64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646">
      <draw:frame draw:id="id197" draw:layer="Master1-bg" presentation:style-name="a649" draw:name="Title 1" svg:x="1.24826in" svg:y="0.67642in" svg:width="10.83333in" svg:height="1.61698in" presentation:class="title" presentation:placeholder="false">
        <draw:text-box>
          <text:p text:style-name="a648" text:class-names="" text:cond-style-name=""><text:span text:style-name="a647" text:class-names="">Click to edit Master title style</text:span></text:p>
        </draw:text-box>
        <svg:title/>
        <svg:desc/>
      </draw:frame>
      <draw:frame draw:id="id198" draw:layer="Master1-bg" presentation:style-name="a665" draw:name="Vertical Text Placeholder 2" svg:x="1.24826in" svg:y="2.46007in" svg:width="10.83333in" svg:height="3.87327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list text:style-name="a664">
                            <text:list-item>
                              <text:p text:style-name="a663" text:class-names="" text:cond-style-name=""><text:span text:style-name="a6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9" presentation:style-name="a669" draw:name="Date Placeholder 3" svg:x="8.15499in" svg:y="6.43403in" svg:width="3in" svg:height="0.39931in" presentation:class="date-time" presentation:placeholder="false">
        <draw:text-box>
          <text:p text:style-name="a668" text:class-names="" text:cond-style-name=""><text:span text:style-name="a666" text:class-names=""><text:date text:fixed="false" style:data-style-name="a667">9/5/2025</text:date></text:span></text:p>
        </draw:text-box>
        <svg:title/>
        <svg:desc/>
      </draw:frame>
      <draw:frame draw:id="id200" presentation:style-name="a672" draw:name="Footer Placeholder 4" svg:x="1.24826in" svg:y="6.43403in" svg:width="6.82339in" svg:height="0.3993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201" presentation:style-name="a675" draw:name="Slide Number Placeholder 5" svg:x="11.23832in" svg:y="6.43403in" svg:width="0.84327in" svg:height="0.39931in" presentation:class="page-number" presentation:placeholder="false">
        <draw:text-box>
          <text:p text:style-name="a674" text:class-names="" text:cond-style-name=""><text:span text:style-name="a67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677">
      <draw:frame draw:id="id202" draw:layer="Master1-bg" presentation:style-name="a680" draw:name="Vertical Title 1" svg:x="9.88889in" svg:y="0.66667in" svg:width="2.19271in" svg:height="5.66667in" presentation:class="title" presentation:placeholder="false">
        <draw:text-box>
          <text:p text:style-name="a679" text:class-names="" text:cond-style-name=""><text:span text:style-name="a678" text:class-names="">Click to edit Master title style</text:span></text:p>
        </draw:text-box>
        <svg:title/>
        <svg:desc/>
      </draw:frame>
      <draw:frame draw:id="id203" draw:layer="Master1-bg" presentation:style-name="a696" draw:name="Vertical Text Placeholder 2" svg:x="1.24826in" svg:y="0.66667in" svg:width="8.47396in" svg:height="5.66667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Click to edit Master text styles</text:span></text:p>
            </text:list-item>
          </text:list>
          <text:list text:style-name="a686">
            <text:list-item>
              <text:list text:style-name="a686">
                <text:list-item>
                  <text:p text:style-name="a685" text:class-names="" text:cond-style-name=""><text:span text:style-name="a684" text:class-names="">Second level</text:span></text:p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p text:style-name="a688" text:class-names="" text:cond-style-name=""><text:span text:style-name="a687" text:class-names="">Third level</text:span></text:p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p text:style-name="a691" text:class-names="" text:cond-style-name=""><text:span text:style-name="a6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list text:style-name="a695">
                            <text:list-item>
                              <text:p text:style-name="a694" text:class-names="" text:cond-style-name=""><text:span text:style-name="a6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700" draw:name="Date Placeholder 3" svg:x="8.15499in" svg:y="6.43403in" svg:width="3in" svg:height="0.39931in" presentation:class="date-time" presentation:placeholder="false">
        <draw:text-box>
          <text:p text:style-name="a699" text:class-names="" text:cond-style-name=""><text:span text:style-name="a697" text:class-names=""><text:date text:fixed="false" style:data-style-name="a698">9/5/2025</text:date></text:span></text:p>
        </draw:text-box>
        <svg:title/>
        <svg:desc/>
      </draw:frame>
      <draw:frame draw:id="id205" presentation:style-name="a703" draw:name="Footer Placeholder 4" svg:x="1.24826in" svg:y="6.43403in" svg:width="6.82339in" svg:height="0.39931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206" presentation:style-name="a706" draw:name="Slide Number Placeholder 5" svg:x="11.23832in" svg:y="6.43403in" svg:width="0.84327in" svg:height="0.39931in" presentation:class="page-number" presentation:placeholder="false">
        <draw:text-box>
          <text:p text:style-name="a705" text:class-names="" text:cond-style-name=""><text:span text:style-name="a704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Digital portfolio </dc:title>
    <meta:initial-creator>Maha Lakshmi</meta:initial-creator>
    <dc:creator>Maha Lakshmi</dc:creator>
    <meta:creation-date>2025-09-03T09:43:08Z</meta:creation-date>
    <dc:date>2025-09-05T14:23:34Z</dc:date>
    <meta:editing-cycles>5</meta:editing-cycles>
  </office:meta>
</office:document-meta>
</file>